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89f036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7325a5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d7bfe" officeooo:paragraph-rsid="0332a1eb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dfaf6" officeooo:paragraph-rsid="0332a1eb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89f036" officeooo:paragraph-rsid="0389f036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2cc65" officeooo:paragraph-rsid="0389f036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8eaf3a" officeooo:paragraph-rsid="038eaf3a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9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5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54296b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67cf41"/>
    </style:style>
    <style:style style:name="P5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89f036"/>
    </style:style>
    <style:style style:name="P53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89f036"/>
    </style:style>
    <style:style style:name="P54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5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8173f8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1" fo:font-size="12pt" fo:language="gl" fo:country="ES" fo:font-weight="bold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1" fo:font-size="12pt" fo:language="gl" fo:country="ES" fo:font-weight="bold" officeooo:rsid="038173f8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379660e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37aff1f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37d2085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8173f8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83bd1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853ed4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2d6d99e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89f036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937aba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officeooo:rsid="037dfaf6"/>
    </style:style>
    <style:style style:name="T27" style:family="text">
      <style:text-properties officeooo:rsid="037ebaf1"/>
    </style:style>
    <style:style style:name="T28" style:family="text">
      <style:text-properties officeooo:rsid="037f8a99"/>
    </style:style>
    <style:style style:name="T29" style:family="text">
      <style:text-properties officeooo:rsid="03807133"/>
    </style:style>
    <style:style style:name="T30" style:family="text">
      <style:text-properties officeooo:rsid="0339ed3d"/>
    </style:style>
    <style:style style:name="T31" style:family="text">
      <style:text-properties officeooo:rsid="034bbb3b"/>
    </style:style>
    <style:style style:name="T32" style:family="text">
      <style:text-properties officeooo:rsid="034c51c7"/>
    </style:style>
    <style:style style:name="T33" style:family="text">
      <style:text-properties officeooo:rsid="034fcda4"/>
    </style:style>
    <style:style style:name="T34" style:family="text">
      <style:text-properties officeooo:rsid="036cc1ff"/>
    </style:style>
    <style:style style:name="T35" style:family="text">
      <style:text-properties officeooo:rsid="0371ee0d"/>
    </style:style>
    <style:style style:name="T36" style:family="text">
      <style:text-properties officeooo:rsid="037325a5"/>
    </style:style>
    <style:style style:name="T37" style:family="text">
      <style:text-properties officeooo:rsid="0374bb3e"/>
    </style:style>
    <style:style style:name="T38" style:family="text">
      <style:text-properties officeooo:rsid="0375c3da"/>
    </style:style>
    <style:style style:name="T39" style:family="text">
      <style:text-properties officeooo:rsid="0378aefc"/>
    </style:style>
    <style:style style:name="T40" style:family="text">
      <style:text-properties officeooo:rsid="0386aa8c"/>
    </style:style>
    <style:style style:name="T41" style:family="text">
      <style:text-properties officeooo:rsid="03872a9a"/>
    </style:style>
    <style:style style:name="T42" style:family="text">
      <style:text-properties officeooo:rsid="02e2cc65"/>
    </style:style>
    <style:style style:name="T43" style:family="text">
      <style:text-properties officeooo:rsid="02e4b1b4"/>
    </style:style>
    <style:style style:name="T44" style:family="text">
      <style:text-properties officeooo:rsid="038b9071"/>
    </style:style>
    <style:style style:name="T45" style:family="text">
      <style:text-properties officeooo:rsid="038ed173"/>
    </style:style>
    <style:style style:name="T46" style:family="text">
      <style:text-properties officeooo:rsid="038fffbe"/>
    </style:style>
    <style:style style:name="T47" style:family="text">
      <style:text-properties officeooo:rsid="0390bb4e"/>
    </style:style>
    <style:style style:name="T48" style:family="text">
      <style:text-properties officeooo:rsid="039210ba"/>
    </style:style>
    <style:style style:name="T49" style:family="text">
      <style:text-properties officeooo:rsid="03921a79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SELECT Categoria, count(*) AS 'Cantidad' &#9;FROM recetas &#10;    GROUP BY Categor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SELECT Categoria, comensales, count(*) AS 'Cantidad' FROM recetas &#10;    GROUP BY Categoria, comensales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SELECT Dificultad, comensales, count(*) AS 'Cantidad' FROM recetas &#10;    GROUP BY Dificultad, comensales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SELECT valoracion, tiempo FROM recetas &#10;    GROUP BY valoracion, tiempo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SELECT color, count(*) AS &quot;Cantidad&quot; FROM Diamante GROUP BY color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SELECT quilates, tallado, color, claridad, profundidad, tabla, count(*) AS &quot;Cantidad&quot; FROM diamante &#10;        GROUP BY quilates, tallado, color, claridad, profundidad, tabla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SELECT Clase, sobrevivió, count(*) AS 'Cantidad' FROM pasajerosTitanic&#10;    GROUP BY Clase, sobrevivió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SELECT Clase, sexo, count(*) AS 'Cantidad' FROM pasajerosTitanic&#10;    GROUP BY Clase, sexo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SELECT Edad, Embarque, count(*) AS 'Cantidad' FROM pasajerosTitanic&#10;    GROUP BY Edad, Embarque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SELECT min(Edad) AS 'Menor edad', max(edad) AS 'Mayor edad', count(*) AS 'Pasajeros', Sexo, Sobrevivió FROM pasajerosTitanic&#10;    GROUP BY Sexo, Sobrevivió ORDER BY Sexo ASC, Sobrevivió A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max(casos), max(pruebaPCR), max(pruebaAnticuerpos), max(pruebaAntígenos), max(pruebaElisa) FROM datosCovid &#10;       WHERE fecha REGEXP '^2022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provinciaISO, avg(casos) AS 'Número de casos' FROM datosCovid&#10;&#9;GROUP BY provinciaISO&#10;    ORDER BY provinciaISO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SELECT * FROM datosCovid&#10;&#9;ORDER BY pruebaPCR ASC,&#10;&#9;&#9;&#9; pruebaDesconocida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SELECT sexo, min(convert(total, unsigned)) AS 'Mínimo', max(convert(total, unsigned)) AS 'Máximo' FROM población &#10;&#9;GROUP BY Sexo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SELECT Comarca, max(Mujeres) AS 'Mujeres', min(Hombres) AS 'Hombres'  FROM poblacionGalicia&#10;&#9;GROUP BY Comarca&#10;    ORDER BY Mujeres DESC, Hombres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SELECT max(peso) FROM Jugadores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SELECT min(altura), max(altura) FROM jugadores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SELECT count(*) AS 'JUGADORES DE LAKERS' FROM jugadores WHERE nombre_equipo = 'Lakers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SELET avg(peso) AS 'PESO MEDIO DE BLAZERS' FROM jugadores WHERE nombre_equipo = 'Bulls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SELECT count(*) AS ‘EMPLEADOS’ FROM empleados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SELECT pais AS 'PAÍS', count(*) AS 'Número de clientes' FROM cliente&#10;&#9;GROUP BY pais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avg(total) AS 'PAGO MEDIO EN 2009' FROM pago where year(fecha_pago) = 2009;&#10;SELECT avg(total) AS 'PAGO MEDIO EN 2009' FROM pago where fecha_pago LIKE  '2009%';&#10;SELECT avg(total) AS 'PAGO MEDIO EN 2009' FROM pago where fecha_pago REGEXP  '^2009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SELECT count(*) FROM cliente WHERE ciudad = &quot;Madrid&quot;;&#10;SELECT count(*) FROM cliente WHERE ciudad IN (&quot;Madrid&quot;);&#10;SELECT count(*) FROM cliente GROUP BY ciudad HAVING ciudad = &quot;Madrid&quot;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SELECT quilates, count(*) AS &quot;Cantidad&quot; FROM Diamante GROUP BY quilates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SELECT quilates, count(*) AS 'Cantidad' FROM Diamante GROUP BY quilates&#10;    ORDER BY Cantidad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SELECT Provincia, count(*) AS 'Comarcas' FROM comarcasGalicia&#10;&#9;GROUP BY provincia&#10;    HAVING count(*) &gt; 12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SELECT * FROM ConcellosGalicia &#10;&#9;ORDER BY superficie DESC &#10;    LIMIT 1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SELECT Concello, count(*) AS 'Comarcas' FROM ConcellosGalicia &#10;&#9;GROUP BY Comarca&#10;&#9;ORDER BY Comarcas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1">1</text:span><text:span text:style-name="T5">.<text:tab/></text:span><text:span text:style-name="T12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  <text:p text:style-name="P48"><text:span text:style-name="T13">Muestra </text:span><text:span text:style-name="T17">los </text:span><text:span text:style-name="T20">quilates de los diamantes e indicando su cantidad</text:span><text:span text:style-name="T13">.</text:span></text:p>
        <text:p text:style-name="P16"><draw:control text:anchor-type="paragraph" draw:z-index="24" draw:name="Control 5" draw:style-name="gr1" draw:text-style-name="P54" svg:width="15.497cm" svg:height="0.856cm" svg:x="1.3cm" svg:y="0cm" draw:control="control25"/></text:p>
        <text:p text:style-name="P49"><text:span text:style-name="T13">Muestra </text:span><text:span text:style-name="T20">el tallado de los diamantes </text:span><text:span text:style-name="T25">y</text:span><text:span text:style-name="T20"> su color, indicando el número de diamantes disponibles.</text:span></text:p>
        <text:p text:style-name="P19"><draw:control text:anchor-type="paragraph" draw:z-index="25" draw:name="Control 1" draw:style-name="gr1" draw:text-style-name="P54" svg:width="15.497cm" svg:height="0.856cm" svg:x="1.3cm" svg:y="0cm" draw:control="control26"/></text:p>
        <text:p text:style-name="P50"><text:span text:style-name="T15">Muestra </text:span><text:span text:style-name="T20">el color de los diamantes y su número.</text:span></text:p>
        <text:p text:style-name="P15"/>
        <text:p text:style-name="P49"><draw:control text:anchor-type="paragraph" draw:z-index="5" draw:name="Control 3" draw:style-name="gr1" draw:text-style-name="P54" svg:width="15.497cm" svg:height="0.856cm" svg:x="1.3cm" svg:y="-0.333cm" draw:control="control6"/><text:span text:style-name="T13">Muestra </text:span><text:span text:style-name="T18">los </text:span><text:span text:style-name="T21">quilates, tallado, color, claridad, profundidad y tabla de los diamantes y su cantidad</text:span><text:span text:style-name="T18">.</text:span></text:p>
        <text:p text:style-name="P14"><draw:control text:anchor-type="paragraph" draw:z-index="6" draw:name="Control 4" draw:style-name="gr1" draw:text-style-name="P54" svg:width="15.497cm" svg:height="0.856cm" svg:x="1.3cm" svg:y="0cm" draw:control="control7"/></text:p>
        <text:p text:style-name="P6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  <text:p text:style-name="P49"><text:span text:style-name="T14">Muestra </text:span><text:span text:style-name="T22">el número de recetas que hay por cada categoría</text:span><text:span text:style-name="T16">.</text:span></text:p>
        <text:p text:style-name="P35"><draw:control text:anchor-type="paragraph" draw:z-index="1" draw:name="Control 6" draw:style-name="gr1" draw:text-style-name="P54" svg:width="15.497cm" svg:height="0.856cm" svg:x="1.3cm" svg:y="0cm" draw:control="control2"/></text:p>
        <text:p text:style-name="P49"><text:span text:style-name="T14">Muestra </text:span><text:span text:style-name="T22">el número recetas que hay por comensal en cada categoría</text:span><text:span text:style-name="T19">.</text:span></text:p>
        <text:p text:style-name="P34"><draw:control text:anchor-type="paragraph" draw:z-index="2" draw:name="Control 7" draw:style-name="gr1" draw:text-style-name="P54" svg:width="15.497cm" svg:height="0.856cm" svg:x="1.3cm" svg:y="0cm" draw:control="control3"/></text:p>
        <text:p text:style-name="P49"><text:span text:style-name="T14">Muestra</text:span><text:span text:style-name="T19"> la dificultad de las recetas, el número de comensales y la cantidad de recetas asociadas</text:span></text:p>
        <text:p text:style-name="P33"><draw:control text:anchor-type="paragraph" draw:z-index="3" draw:name="Control 8" draw:style-name="gr1" draw:text-style-name="P54" svg:width="15.497cm" svg:height="0.856cm" svg:x="1.3cm" svg:y="0cm" draw:control="control4"/></text:p>
        <text:p text:style-name="P28">Muestra las recetas agrupadas por valoración y tiempo.</text:p>
        <text:p text:style-name="P35"><draw:control text:anchor-type="paragraph" draw:z-index="4" draw:name="Control 9" draw:style-name="gr1" draw:text-style-name="P54" svg:width="15.497cm" svg:height="0.856cm" svg:x="1.3cm" svg:y="0cm" draw:control="control5"/></text:p>
        <text:p text:style-name="P11"/>
        <text:p text:style-name="P7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  <text:p text:style-name="P29">Muestra el número de pasajeros que sobrevivió o no, en función de la clase de su billete.</text:p>
        <text:p text:style-name="P38"><draw:control text:anchor-type="paragraph" draw:z-index="7" draw:name="Control 10" draw:style-name="gr1" draw:text-style-name="P54" svg:width="15.497cm" svg:height="0.856cm" svg:x="1.3cm" svg:y="0cm" draw:control="control8"/></text:p>
        <text:p text:style-name="P20"><text:span text:style-name="T26">Muestra </text:span><text:span text:style-name="T40">el número de pasajeros según la clase y el sexo</text:span></text:p>
        <text:p text:style-name="P33"><draw:control text:anchor-type="paragraph" draw:z-index="8" draw:name="Control 11" draw:style-name="gr1" draw:text-style-name="P54" svg:width="15.497cm" svg:height="0.856cm" svg:x="1.3cm" svg:y="0cm" draw:control="control9"/></text:p>
        <text:p text:style-name="P20"><text:span text:style-name="T26">Muestra </text:span><text:span text:style-name="T41">el número de pasajeros según su edad y el puerto de embarque</text:span><text:span text:style-name="T39">.</text:span></text:p>
        <text:p text:style-name="P47"><draw:control text:anchor-type="paragraph" draw:z-index="9" draw:name="Control 12" draw:style-name="gr1" draw:text-style-name="P54" svg:width="15.497cm" svg:height="0.856cm" svg:x="1.3cm" svg:y="0cm" draw:control="control10"/></text:p>
        <text:p text:style-name="P32">Agrupa por sexo y si sobrevivieron o no y muestra las edades mínima, máxima, número de pasajeros, sexo y si sobrevivió.</text:p>
        <text:p text:style-name="P33"><draw:control text:anchor-type="paragraph" draw:z-index="10" draw:name="Control 13" draw:style-name="gr1" draw:text-style-name="P54" svg:width="15.497cm" svg:height="0.856cm" svg:x="1.3cm" svg:y="0cm" draw:control="control11"/></text:p>
        <text:p text:style-name="P12"/>
        <text:p text:style-name="P5"/>
        <text:p text:style-name="P10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  <text:p text:style-name="P21"><text:span text:style-name="T27">Muestra </text:span><text:span text:style-name="T35">los </text:span><text:span text:style-name="T44">valores máximos de casos, pruebasPCR, pruebaAnticuerpos, pruebaAntígenos y pruebaElisa del año 2022</text:span><text:span text:style-name="T31">.</text:span></text:p>
        <text:p text:style-name="P39"><draw:control text:anchor-type="paragraph" draw:z-index="11" draw:name="Control 14" draw:style-name="gr1" draw:text-style-name="P54" svg:width="15.497cm" svg:height="0.856cm" svg:x="1.3cm" svg:y="0cm" draw:control="control12"/></text:p>
        <text:p text:style-name="P22"><text:span text:style-name="T27">Muestra </text:span><text:span text:style-name="T45">la media de casos por provincia ordenados descendentemente</text:span><text:span text:style-name="T31">.</text:span></text:p>
        <text:p text:style-name="P36"><draw:control text:anchor-type="paragraph" draw:z-index="12" draw:name="Control 15" draw:style-name="gr1" draw:text-style-name="P54" svg:width="15.497cm" svg:height="0.856cm" svg:x="1.3cm" svg:y="0cm" draw:control="control13"/></text:p>
        <text:p text:style-name="P20"><text:span text:style-name="T27">Muestra </text:span><text:span text:style-name="T32">los </text:span><text:span text:style-name="T36">datos del Covid ordenados ascendentemente por el número de pruebas PCR </text:span><text:span text:style-name="T37">y por el número de pruebas desconocidas de forma descendente</text:span>.</text:p>
        <text:p text:style-name="P36"><draw:control text:anchor-type="paragraph" draw:z-index="13" draw:name="Control 16" draw:style-name="gr1" draw:text-style-name="P54" svg:width="15.497cm" svg:height="0.856cm" svg:x="1.3cm" svg:y="0cm" draw:control="control14"/></text:p>
        <text:p text:style-name="P23"><text:span text:style-name="T46">Agrupa la población en función de su sexo y muestra los valores mínimo y máximo en función de su sexo</text:span><text:span text:style-name="T38">. </text:span><text:span text:style-name="T46">Recuerda convertir la variable ‘total’ a ‘unsigned’.</text:span></text:p>
        <text:p text:style-name="P39"><draw:control text:anchor-type="paragraph" draw:z-index="14" draw:name="Control 17" draw:style-name="gr1" draw:text-style-name="P54" svg:width="15.497cm" svg:height="0.856cm" svg:x="1.3cm" svg:y="0cm" draw:control="control15"/></text:p>
        <text:p text:style-name="P13"/>
        <text:p text:style-name="P9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  <text:p text:style-name="P24"><text:span text:style-name="T28">Muestr</text:span><text:span text:style-name="T30">a</text:span><text:span text:style-name="T28"> </text:span><text:span text:style-name="T34">el </text:span><text:span text:style-name="T47">código de la provincia con más de 12 Comarcas.</text:span></text:p>
        <text:p text:style-name="P40"><draw:control text:anchor-type="paragraph" draw:z-index="26" draw:name="Control 18" draw:style-name="gr1" draw:text-style-name="P54" svg:width="15.497cm" svg:height="0.856cm" svg:x="1.3cm" svg:y="0cm" draw:control="control27"/></text:p>
        <text:p text:style-name="P25"><text:span text:style-name="T33">Muestra </text:span><text:span text:style-name="T47">el Concello con mayor superficie</text:span>. <text:span text:style-name="T47">Si hay más Concellos, muéstralos todos.</text:span></text:p>
        <text:p text:style-name="P41"><draw:control text:anchor-type="paragraph" draw:z-index="27" draw:name="Control 19" draw:style-name="gr1" draw:text-style-name="P54" svg:width="15.497cm" svg:height="0.856cm" svg:x="1.3cm" svg:y="0cm" draw:control="control28"/></text:p>
        <text:p text:style-name="P26"><text:span text:style-name="T29">Muestra </text:span><text:span text:style-name="T48">el nombre</text:span><text:span text:style-name="T29"> de </text:span><text:span text:style-name="T33">los Concellos de Galicia </text:span><text:span text:style-name="T48">agrupados en función ascendente del número de Comarcas de cada uno</text:span><text:span text:style-name="T33">.</text:span></text:p>
        <text:p text:style-name="P41"><draw:control text:anchor-type="paragraph" draw:z-index="28" draw:name="Control 20" draw:style-name="gr1" draw:text-style-name="P54" svg:width="15.497cm" svg:height="0.856cm" svg:x="1.3cm" svg:y="0cm" draw:control="control29"/></text:p>
        <text:p text:style-name="P27"><text:span text:style-name="T29">Muestra </text:span><text:span text:style-name="T49">el número máximo de mujeres y el número mínimo de hombres por Comarca en la base de datos, ordenados descendentemente por el número de mujeres y ascendentemente por el de hombres.</text:span></text:p>
        <text:p text:style-name="P42"><draw:control text:anchor-type="paragraph" draw:z-index="15" draw:name="Control 21" draw:style-name="gr1" draw:text-style-name="P54" svg:width="15.497cm" svg:height="0.856cm" svg:x="1.3cm" svg:y="0cm" draw:control="control16"/></text:p>
        <text:p text:style-name="P4"/>
        <text:p text:style-name="P4"/>
        <text:p text:style-name="P8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  <text:p text:style-name="P17"><text:span text:style-name="T42">Muestra el peso del jugador más pesado</text:span>.</text:p>
        <text:p text:style-name="P37"><draw:control text:anchor-type="paragraph" draw:z-index="16" draw:name="Control 22" draw:style-name="gr1" draw:text-style-name="P54" svg:width="15.497cm" svg:height="0.856cm" svg:x="1.3cm" svg:y="0cm" draw:control="control17"/></text:p>
        <text:p text:style-name="P30">Muestra la altura del jugador más alto y del más bajo.</text:p>
        <text:p text:style-name="P37"><draw:control text:anchor-type="paragraph" draw:z-index="17" draw:name="Control 23" draw:style-name="gr1" draw:text-style-name="P54" svg:width="15.497cm" svg:height="0.856cm" svg:x="1.3cm" svg:y="0cm" draw:control="control18"/></text:p>
        <text:p text:style-name="P31">Muestra cuántos jugadores tienen los Lakers.</text:p>
        <text:p text:style-name="P37"><draw:control text:anchor-type="paragraph" draw:z-index="18" draw:name="Control 24" draw:style-name="gr1" draw:text-style-name="P54" svg:width="15.497cm" svg:height="0.856cm" svg:x="1.3cm" svg:y="0cm" draw:control="control19"/></text:p>
        <text:p text:style-name="P31">Muestra el peso medio de los jugadores de los B<text:span text:style-name="T43">ulls</text:span>.</text:p>
        <text:p text:style-name="P37"><draw:control text:anchor-type="paragraph" draw:z-index="19" draw:name="Control 25" draw:style-name="gr1" draw:text-style-name="P54" svg:width="15.497cm" svg:height="0.856cm" svg:x="1.3cm" svg:y="0cm" draw:control="control20"/></text:p>
        <text:p text:style-name="P3"/>
        <text:p text:style-name="P6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  <text:p text:style-name="P52"><text:span text:style-name="T13">Muestra </text:span><text:span text:style-name="T24">c</text:span><text:span text:style-name="T23">uántos empleados hay en la compañía</text:span><text:span text:style-name="T13">.</text:span></text:p>
        <text:p text:style-name="P43"><draw:control text:anchor-type="paragraph" draw:z-index="20" draw:name="Control 26" draw:style-name="gr1" draw:text-style-name="P54" svg:width="15.497cm" svg:height="0.856cm" svg:x="1.3cm" svg:y="0cm" draw:control="control21"/></text:p>
        <text:p text:style-name="P52"><text:span text:style-name="T13">Muestra </text:span><text:span text:style-name="T24">cu</text:span><text:span text:style-name="T23">ántos clientes tiene cada país</text:span><text:span text:style-name="T13">.</text:span></text:p>
        <text:p text:style-name="P46"><draw:control text:anchor-type="paragraph" draw:z-index="21" draw:name="Control 27" draw:style-name="gr1" draw:text-style-name="P54" svg:width="15.497cm" svg:height="0.856cm" svg:x="1.3cm" svg:y="0cm" draw:control="control22"/></text:p>
        <text:p text:style-name="P51"><text:span text:style-name="T13">Muestra </text:span><text:span text:style-name="T24">el pago medio en 2009.</text:span></text:p>
        <text:p text:style-name="P44"><draw:control text:anchor-type="paragraph" draw:z-index="22" draw:name="Control 28" draw:style-name="gr1" draw:text-style-name="P54" svg:width="15.497cm" svg:height="0.856cm" svg:x="1.3cm" svg:y="0cm" draw:control="control23"/></text:p>
        <text:p text:style-name="P53"><text:span text:style-name="T13">Muestra </text:span><text:span text:style-name="T24">cu</text:span><text:span text:style-name="T23">ántos clientes tiene la ciudad de Madrid.</text:span></text:p>
        <text:p text:style-name="P45"><draw:control text:anchor-type="paragraph" draw:z-index="23" draw:name="Control 29" draw:style-name="gr1" draw:text-style-name="P54" svg:width="15.497cm" svg:height="0.856cm" svg:x="1.3cm" svg:y="0cm" draw:control="control24"/></text:p>
        <text:p text:style-name="P18"><draw:control text:anchor-type="paragraph" draw:z-index="0" draw:name="Control 2" draw:style-name="gr2" draw:text-style-name="P55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8173f8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1" fo:font-size="12pt" fo:language="gl" fo:country="ES" fo:font-weight="bold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1" fo:font-size="12pt" fo:language="gl" fo:country="ES" fo:font-weight="bold" officeooo:rsid="038173f8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11</text:span><text:span text:style-name="MT3">.<text:tab/>Realización de consultas </text:span><text:span text:style-name="MT4">resumen – agrupaciones group by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0H48M47S</meta:editing-duration>
    <meta:editing-cycles>722</meta:editing-cycles>
    <meta:generator>LibreOffice/7.2.1.2$Windows_X86_64 LibreOffice_project/87b77fad49947c1441b67c559c339af8f3517e22</meta:generator>
    <dc:date>2023-03-13T14:26:28.831000000</dc:date>
    <meta:document-statistic meta:table-count="0" meta:image-count="0" meta:object-count="0" meta:page-count="3" meta:paragraph-count="36" meta:word-count="425" meta:character-count="2508" meta:non-whitespace-character-count="2117"/>
  </office:meta>
</office:document-meta>
</file>